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officeooo:rsid="00104f5c" officeooo:paragraph-rsid="00104f5c" style:font-name-asian="Droid Sans Fallback"/>
    </style:style>
    <style:style style:name="P2" style:family="paragraph" style:parent-style-name="Standard">
      <style:text-properties officeooo:rsid="00104f5c" officeooo:paragraph-rsid="0018177f" style:font-name-asian="Droid Sans Fallback"/>
    </style:style>
    <style:style style:name="T1" style:family="text">
      <style:text-properties officeooo:rsid="00117740"/>
    </style:style>
    <style:style style:name="T2" style:family="text">
      <style:text-properties officeooo:rsid="001324ca"/>
    </style:style>
    <style:style style:name="T3" style:family="text">
      <style:text-properties fo:font-style="italic" style:font-style-asian="italic" style:font-style-complex="italic"/>
    </style:style>
    <style:style style:name="T4" style:family="text">
      <style:text-properties fo:font-style="italic" officeooo:rsid="0014699d" style:font-style-asian="italic" style:font-style-complex="italic"/>
    </style:style>
    <style:style style:name="T5" style:family="text">
      <style:text-properties officeooo:rsid="0014699d"/>
    </style:style>
    <style:style style:name="T6" style:family="text">
      <style:text-properties fo:font-size="16pt" fo:font-weight="normal" style:font-size-asian="16pt" style:font-weight-asian="normal" style:font-size-complex="16pt" style:font-weight-complex="normal"/>
    </style:style>
    <style:style style:name="T7" style:family="text">
      <style:text-properties fo:font-size="16pt" fo:font-weight="normal" officeooo:rsid="00104f5c" style:font-name-asian="Droid Sans Fallback" style:font-size-asian="16pt" style:font-weight-asian="normal" style:font-size-complex="16pt" style:font-weight-complex="normal"/>
    </style:style>
    <style:style style:name="T8" style:family="text">
      <style:text-properties officeooo:rsid="0018177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本月最蠢专利：谁想要从宾夕法尼亚州立大学购买团队工作？</text:span></text:p>
      <text:p text:style-name="P1"/>
      <text:p text:style-name="P2">2014 年十一月 24 日<text:span text:style-name="T8">，</text:span>Daniel Nazer<text:span text:style-name="T8">，许可证：CC BY 3.0 US</text:span></text:p>
      <text:p text:style-name="P2"/>
      <text:p text:style-name="P2">想要拥有最新的“团队工作”技术？好吧，您很幸运。在十二月 8 日，宾夕法尼亚州立大学将会举行一场大型专利展销会，其中的一项商品是美国专利第 8,442,839 号。这一专利致力于描述一种改进的合作性“决策制定过程”。除了作为一个愚蠢专利的良好例证之外，本月奖项获得者同时也展现了一种忧虑，即大学正在试图使其专利文件夹“货币化”。那么，为何一所大学不是像其预想的那样拥有促进知识和进步的使命，反而是要将一项不成功的、对于除了专利流氓以外的人毫无价值的专利卖掉呢？</text:p>
      <text:p text:style-name="P1"/>
      <text:p text:style-name="P1">首先介绍一些背景：今年四月，宾夕法尼亚州立大学举办了他们的首次专利展销会，他们提供了对于数十项专利的专属授权许可。但是，他们仅仅收到了一条报价（这意味着他们甚至很可能未能赚回举办此次专利展销会的成本）。这与其他大学的经历是相符的。有证据显示，绝大多数技术转移办公室会使得他们所在的大学蒙受损失。贩卖旧专利几乎不能为大学带来盈利，但却伴有为专利流氓行为所造成的大规模经济危害推波助澜的风险。确实，有超过 <text:span text:style-name="T1">60 所大学（付费墙）曾经向臭名昭著的专利流氓 Intellectual Ventures 出售过专利。</text:span></text:p>
      <text:p text:style-name="P1"/>
      <text:p text:style-name="P1">很多人，包括 <text:span text:style-name="T2">EFF，已经表达过对于大学向专利流氓出售专利的行为的忧虑。对于此事，宾夕法尼亚州立大学宣称它并不想要助长专利流氓行为，并且他们也包含了某些不鼓励专利流氓购买其专利的许可条款（包括一条为期 6 个月的提交专利侵权诉讼的禁令）。但即使如此，仍然难以发现诸如美国专利第 8,442,839 号这样的专利对于除了专利流氓以外的其他人可能会有什么价值。</text:span></text:p>
      <text:p text:style-name="P1"/>
      <text:p text:style-name="P1">此项专利，标题为“基于智能代理的合作性的识别就绪的决策制定”，包括一条独立的权利要求。其步骤包括“接收关于待分析的当前状况的信息”、以互动方式接收“以关于此形势的假设或期望的形式呈现的帮助信息”，以及使用“收集到的信息来判断基于此形势的一项决策是否能够朝着预期的方向发展”。</text:p>
      <text:p text:style-name="P1"/>
      <text:p text:style-name="P1">这项专利看起来有点像是在问，当您吃下一本充满流行语的字典之后再喝下一瓶龙舌兰酒之后将会发生什么。一个典型的段落解释如下：</text:p>
      <text:p text:style-name="P1"/>
      <text:p text:style-name="P1">（注释：）<text:span text:style-name="T3">故事构建同样涉及信息收集，但不仅仅是线索驱动的信息调查。因此，关键在于找到团队需要注意的一系列线索。我们的模型采用两种机制的组合：假设探索和经验合成。</text:span></text:p>
      <text:p text:style-name="P1"/>
      <text:p text:style-name="P1">换言之，就是：通过经验学习。其专利审查者最初拒绝了该专利申请，理由是它并不属于可获专利的实体物质。宾夕法尼亚州立大学如此回应，修改了它的权利要求以“包括一个团队导向的计算机架构来转换实体物质”。换言之，它选取了一种抽象的专利并且说“用一台计算机来做此事”。</text:p>
      <text:p text:style-name="P1"/>
      <text:p text:style-name="P1">幸运地是，最高法院已经阻止了这种毫无意义的专利。我们认为宾夕法尼亚州立大学的此项专利应当基于 <text:span text:style-name="T4">Alice v. CLS Bank</text:span><text:span text:style-name="T5"> 案例而被判无效。但即使如此，毫无意义的专利对于专利流氓仍然有其价值。这是由于它们可以利用诉讼费用的威胁来榨取和解费用。确实，当专利流氓确实被逼迫起诉固有有利的一方的时候，它们在超过 75% 的时机下会败诉。</text:span></text:p>
      <text:p text:style-name="P1"/>
      <text:p text:style-name="P1">我们敦促宾夕法尼亚州立大学以及所有其他大学对此类事件负责。不要贩卖那些除了作为诉讼武器以外毫无价值的专利，而是应该专注于真正的技术转让——通过与他人合作来为世界带来新技术。并且大学应该停止他们对于专利改革的反对。我们在此号召大学支持专利改革，现在就签上您的名字！</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宋体"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宋体"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7:08:21.093000000</meta:creation-date>
    <meta:generator>LibreOffice/5.1.6.2$Linux_X86_64 LibreOffice_project/10m0$Build-2</meta:generator>
    <dc:date>2017-05-02T10:55:35.964131681</dc:date>
    <meta:editing-duration>PT29M16S</meta:editing-duration>
    <meta:editing-cycles>8</meta:editing-cycles>
    <meta:document-statistic meta:table-count="0" meta:image-count="0" meta:object-count="0" meta:page-count="1" meta:paragraph-count="11" meta:word-count="1339" meta:character-count="1436" meta:non-whitespace-character-count="1408"/>
  </office:meta>
</office:document-meta>
</file>